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ffff00" fo:padding="0.097cm" fo:border="0.05pt solid #000000">
        <style:background-image/>
      </style:table-cell-properties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-left="0.05pt solid #000000" fo:border-right="none" fo:border-top="none" fo:border-bottom="none"/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fff00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2.621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B1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-left="0.05pt solid #000000" fo:border-right="none" fo:border-top="none" fo:border-bottom="none"/>
    </style:style>
    <style:style style:name="Table4" style:family="table">
      <style:table-properties style:width="17.013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17.01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ffff00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1.045cm"/>
    </style:style>
    <style:style style:name="Table5.B" style:family="table-column">
      <style:table-column-properties style:column-width="5.96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1.045cm"/>
    </style:style>
    <style:style style:name="Table6.B" style:family="table-column">
      <style:table-column-properties style:column-width="5.96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17.013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ffff00" fo:padding="0.097cm" fo:border="0.05pt solid #000000">
        <style:background-image/>
      </style:table-cell-properties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1.192cm"/>
    </style:style>
    <style:style style:name="Table8.B" style:family="table-column">
      <style:table-column-properties style:column-width="5.82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1.192cm"/>
    </style:style>
    <style:style style:name="Table9.B" style:family="table-column">
      <style:table-column-properties style:column-width="5.821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da381a"/>
    </style:style>
    <style:style style:name="P2" style:family="paragraph" style:parent-style-name="Standard">
      <style:text-properties fo:language="pt" fo:country="BR" officeooo:paragraph-rsid="001aff17"/>
    </style:style>
    <style:style style:name="P3" style:family="paragraph" style:parent-style-name="Standard">
      <style:paragraph-properties fo:line-height="115%"/>
      <style:text-properties fo:language="pt" fo:country="BR" officeooo:paragraph-rsid="009f9e2c"/>
    </style:style>
    <style:style style:name="P4" style:family="paragraph" style:parent-style-name="Standard">
      <style:paragraph-properties fo:line-height="115%"/>
      <style:text-properties fo:language="pt" fo:country="BR" officeooo:paragraph-rsid="0078b436"/>
    </style:style>
    <style:style style:name="P5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aff17" style:font-weight-asian="bold" style:font-weight-complex="bold"/>
    </style:style>
    <style:style style:name="P6" style:family="paragraph" style:parent-style-name="Standard">
      <style:paragraph-properties fo:line-height="115%"/>
      <style:text-properties fo:language="pt" fo:country="BR" fo:font-weight="bold" officeooo:rsid="001aff17" officeooo:paragraph-rsid="009f9e2c" style:font-weight-asian="bold" style:font-weight-complex="bold"/>
    </style:style>
    <style:style style:name="P7" style:family="paragraph" style:parent-style-name="Standard">
      <style:paragraph-properties fo:line-height="115%"/>
      <style:text-properties fo:language="pt" fo:country="BR" fo:font-weight="bold" officeooo:rsid="0018252d" officeooo:paragraph-rsid="009f9e2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6e14a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7fe59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pt" fo:country="BR" fo:font-weight="bold" officeooo:rsid="007e9011" officeooo:paragraph-rsid="007e9011" style:font-weight-asian="bold" style:font-weight-complex="bold"/>
    </style:style>
    <style:style style:name="P11" style:family="paragraph" style:parent-style-name="Standard">
      <style:paragraph-properties fo:line-height="115%"/>
      <style:text-properties fo:language="pt" fo:country="BR" officeooo:rsid="001aff17" officeooo:paragraph-rsid="009f9e2c"/>
    </style:style>
    <style:style style:name="P12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d49bc5"/>
    </style:style>
    <style:style style:name="P13" style:family="paragraph" style:parent-style-name="Standard">
      <style:paragraph-properties fo:text-align="justify" style:justify-single-word="false"/>
      <style:text-properties fo:language="pt" fo:country="BR" officeooo:paragraph-rsid="0097a88f"/>
    </style:style>
    <style:style style:name="P14" style:family="paragraph" style:parent-style-name="Standard">
      <style:paragraph-properties fo:text-align="justify" style:justify-single-word="false"/>
      <style:text-properties fo:language="pt" fo:country="BR" officeooo:paragraph-rsid="007e9011"/>
    </style:style>
    <style:style style:name="P15" style:family="paragraph" style:parent-style-name="Standard">
      <style:paragraph-properties fo:text-align="justify" style:justify-single-word="false"/>
      <style:text-properties fo:language="pt" fo:country="BR" officeooo:paragraph-rsid="007fe599"/>
    </style:style>
    <style:style style:name="P16" style:family="paragraph" style:parent-style-name="Standard">
      <style:paragraph-properties fo:line-height="115%" fo:text-align="justify" style:justify-single-word="false"/>
      <style:text-properties fo:language="pt" fo:country="BR" fo:font-weight="normal" officeooo:rsid="003e0367" officeooo:paragraph-rsid="007fe599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language="pt" fo:country="BR" fo:font-weight="normal" officeooo:rsid="003e0367" officeooo:paragraph-rsid="006e14a6" style:font-weight-asian="normal" style:font-weight-complex="normal"/>
    </style:style>
    <style:style style:name="P18" style:family="paragraph" style:parent-style-name="Standard">
      <style:text-properties fo:language="pt" fo:country="BR" officeooo:paragraph-rsid="00203abe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9f9e2c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9aefb4" style:font-size-asian="12pt" style:font-size-complex="12pt"/>
    </style:style>
    <style:style style:name="P21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7e9011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7fe599" style:font-size-asian="12pt" style:font-size-complex="12pt"/>
    </style:style>
    <style:style style:name="P23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c8aba6" style:font-size-asian="12pt" style:font-size-complex="12pt"/>
    </style:style>
    <style:style style:name="P24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c01111" style:font-size-asian="12pt" style:font-size-complex="12pt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bc20b3" style:font-size-asian="12pt" style:font-size-complex="12pt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bd69c1" style:font-size-asian="12pt" style:font-size-complex="12pt"/>
    </style:style>
    <style:style style:name="P27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a9fa6e" style:font-size-asian="12pt" style:font-size-complex="12pt"/>
    </style:style>
    <style:style style:name="P28" style:family="paragraph" style:parent-style-name="Standard">
      <style:paragraph-properties fo:line-height="115%"/>
      <style:text-properties fo:font-size="12pt" fo:language="pt" fo:country="BR" officeooo:paragraph-rsid="007dcb45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3e0367" officeooo:paragraph-rsid="009aefb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3e0367" officeooo:paragraph-rsid="00c68a4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1aff17" officeooo:paragraph-rsid="00c68a46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fo:language="pt" fo:country="BR" officeooo:paragraph-rsid="00da381a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fo:font-weight="bold" officeooo:rsid="007e9011" officeooo:paragraph-rsid="007e9011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fo:font-weight="bold" officeooo:rsid="007e9011" officeooo:paragraph-rsid="007fe59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fo:font-weight="bold" officeooo:rsid="007fe599" officeooo:paragraph-rsid="007fe599" style:font-weight-asian="bold" style:font-weight-complex="bold"/>
    </style:style>
    <style:style style:name="P36" style:family="paragraph" style:parent-style-name="Heading_20_1">
      <style:paragraph-properties fo:text-align="end" style:justify-single-word="false"/>
      <style:text-properties fo:font-size="2pt" fo:language="pt" fo:country="BR" officeooo:paragraph-rsid="00da381a" style:font-size-asian="1.75pt" style:font-size-complex="2pt"/>
    </style:style>
    <style:style style:name="P37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da381a" officeooo:paragraph-rsid="00da381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d7c5ef" style:font-size-asian="12pt" style:font-weight-asian="normal" style:font-size-complex="12pt" style:font-weight-complex="normal"/>
    </style:style>
    <style:style style:name="P39" style:family="paragraph" style:parent-style-name="Footer">
      <style:paragraph-properties fo:line-height="115%" fo:text-align="center" style:justify-single-word="false"/>
      <style:text-properties fo:font-size="12pt" officeooo:paragraph-rsid="00d7c5ef" style:font-size-asian="12pt" style:font-size-complex="12pt"/>
    </style:style>
    <style:style style:name="P40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d7c5ef"/>
    </style:style>
    <style:style style:name="P41" style:family="paragraph" style:parent-style-name="Standard">
      <style:paragraph-properties fo:margin-left="3.752cm" fo:margin-right="0cm" fo:line-height="115%" fo:text-align="center" style:justify-single-word="false" fo:text-indent="0cm" style:auto-text-indent="false"/>
      <style:text-properties fo:language="pt" fo:country="BR" fo:font-weight="normal" officeooo:rsid="001f7d39" officeooo:paragraph-rsid="00d7c5ef" style:font-weight-asian="normal" style:font-weight-complex="normal"/>
    </style:style>
    <style:style style:name="P42" style:family="paragraph" style:parent-style-name="Standard">
      <style:text-properties fo:color="#4f81bd" style:font-name="Times New Roman" fo:font-size="14pt" fo:language="pt" fo:country="BR" fo:font-weight="bold" officeooo:rsid="00d7c5ef" officeooo:paragraph-rsid="00da381a" style:font-name-asian="Calibri1" style:font-size-asian="14pt" style:font-weight-asian="bold" style:font-name-complex="Times New Roman2" style:font-size-complex="14pt"/>
    </style:style>
    <style:style style:name="T1" style:family="text">
      <style:text-properties officeooo:rsid="00314f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07bd46c" style:font-weight-asian="bold" style:font-weight-complex="bold"/>
    </style:style>
    <style:style style:name="T7" style:family="text">
      <style:text-properties fo:font-weight="bold" officeooo:rsid="007dcb45" style:font-weight-asian="bold" style:font-weight-complex="bold"/>
    </style:style>
    <style:style style:name="T8" style:family="text">
      <style:text-properties fo:font-weight="bold" officeooo:rsid="001aff17" style:font-weight-asian="bold" style:font-weight-complex="bold"/>
    </style:style>
    <style:style style:name="T9" style:family="text">
      <style:text-properties fo:font-weight="bold" officeooo:rsid="009f9e2c" style:font-weight-asian="bold" style:font-weight-complex="bold"/>
    </style:style>
    <style:style style:name="T10" style:family="text">
      <style:text-properties fo:font-weight="bold" officeooo:rsid="00d49bc5" style:font-weight-asian="bold" style:font-weight-complex="bold"/>
    </style:style>
    <style:style style:name="T11" style:family="text">
      <style:text-properties fo:font-weight="bold" officeooo:rsid="009601ae" style:font-weight-asian="bold" style:font-weight-complex="bold"/>
    </style:style>
    <style:style style:name="T12" style:family="text">
      <style:text-properties fo:font-weight="bold" officeooo:rsid="00d5a4c0" style:font-weight-asian="bold" style:font-weight-complex="bold"/>
    </style:style>
    <style:style style:name="T13" style:family="text">
      <style:text-properties officeooo:rsid="007adc84"/>
    </style:style>
    <style:style style:name="T14" style:family="text">
      <style:text-properties officeooo:rsid="007bd46c"/>
    </style:style>
    <style:style style:name="T15" style:family="text">
      <style:text-properties officeooo:rsid="007e9011"/>
    </style:style>
    <style:style style:name="T16" style:family="text">
      <style:text-properties officeooo:rsid="007fe599"/>
    </style:style>
    <style:style style:name="T17" style:family="text">
      <style:text-properties officeooo:rsid="00ac9d55"/>
    </style:style>
    <style:style style:name="T18" style:family="text">
      <style:text-properties officeooo:rsid="00af9039"/>
    </style:style>
    <style:style style:name="T19" style:family="text">
      <style:text-properties officeooo:rsid="00c5b4f4"/>
    </style:style>
    <style:style style:name="T20" style:family="text">
      <style:text-properties officeooo:rsid="00d32614"/>
    </style:style>
    <style:style style:name="T21" style:family="text">
      <style:text-properties fo:language="pt" fo:country="BR" officeooo:rsid="001ef013"/>
    </style:style>
    <style:style style:name="T22" style:family="text">
      <style:text-properties fo:language="pt" fo:country="BR" officeooo:rsid="001f7d39"/>
    </style:style>
    <style:style style:name="T23" style:family="text">
      <style:text-properties fo:language="pt" fo:country="BR" officeooo:rsid="002ff9a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1790_3846985925"/><text:bookmark-start text:name="__DdeLink__6415_4045591709"/><text:bookmark-start text:name="__DdeLink__24771_4045591709"/><text:placeholder text:placeholder-type="text">&lt;for each="studyplan in (studyplans or '')"&gt;</text:placeholder><text:bookmark-end text:name="__DdeLink__6415_4045591709"/><text:bookmark-end text:name="__DdeLink__24771_4045591709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5">DADOS D<text:span text:style-name="T13">O PLANO DE ESTUDO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072754333440">
          <table:table-cell table:style-name="Table1.A1" office:value-type="string">
            <text:p text:style-name="P7">Nome:</text:p>
          </table:table-cell>
          <table:table-cell table:style-name="Table1.B1" office:value-type="string">
            <text:p text:style-name="P3"><text:bookmark-start text:name="__DdeLink__1349_384698592533"/><text:bookmark-start text:name="__DdeLink__4734_40455917093"/><text:placeholder text:placeholder-type="text" text:description="Nome">&lt;studyplan.name&gt;</text:placeholder><text:bookmark-end text:name="__DdeLink__1349_384698592533"/><text:bookmark-end text:name="__DdeLink__4734_40455917093"/><text:tab/></text:p>
          </table:table-cell>
        </table:table-row>
        <table:table-row table:style-name="TableLine94072754209168">
          <table:table-cell table:style-name="Table1.A1" office:value-type="string">
            <text:p text:style-name="P11"><text:span text:style-name="T2">Nível </text:span><text:span text:style-name="T9">acadêmico</text:span><text:span text:style-name="T2">:</text:span></text:p>
          </table:table-cell>
          <table:table-cell table:style-name="Table1.B1" office:value-type="string">
            <text:p text:style-name="P11"><text:placeholder text:placeholder-type="text" text:description="Nível Académico">&lt;studyplan.academic_level.name&gt;</text:placeholder></text:p>
          </table:table-cell>
        </table:table-row>
        <table:table-row table:style-name="TableLine94072754209856">
          <table:table-cell table:style-name="Table1.A1" office:value-type="string">
            <text:p text:style-name="P6">Área:</text:p>
          </table:table-cell>
          <table:table-cell table:style-name="Table1.B1" office:value-type="string">
            <text:p text:style-name="P11"><text:placeholder text:placeholder-type="text" text:description="Área">&lt;studyplan.area.name&gt;</text:placeholder></text:p>
          </table:table-cell>
        </table:table-row>
        <table:table-row table:style-name="TableLine94072754210496">
          <table:table-cell table:style-name="Table1.A1" office:value-type="string">
            <text:p text:style-name="P11"><text:span text:style-name="T2">Curso:</text:span> </text:p>
          </table:table-cell>
          <table:table-cell table:style-name="Table1.B1" office:value-type="string">
            <text:p text:style-name="P11"><text:placeholder text:placeholder-type="text" text:description="Curso">&lt;studyplan.course.name&gt;</text:placeholder></text:p>
          </table:table-cell>
        </table:table-row>
        <table:table-row table:style-name="TableLine94072754168320">
          <table:table-cell table:style-name="Table1.A1" office:value-type="string">
            <text:p text:style-name="P3"><text:span text:style-name="T5">Classe</text:span><text:span text:style-name="T3">:</text:span></text:p>
          </table:table-cell>
          <table:table-cell table:style-name="Table1.B1" office:value-type="string">
            <text:p text:style-name="P3"><text:placeholder text:placeholder-type="text" text:description="Nome">&lt;studyplan.classe.classe.name&gt;</text:placeholder></text:p>
          </table:table-cell>
        </table:table-row>
        <table:table-row table:style-name="TableLine94072754168960">
          <table:table-cell table:style-name="Table1.A6" office:value-type="string">
            <text:p text:style-name="P3"><text:span text:style-name="T6">Total de </text:span><text:span text:style-name="T10">h</text:span><text:span text:style-name="T6">oras</text:span><text:span text:style-name="T3">:</text:span></text:p>
          </table:table-cell>
          <table:table-cell table:style-name="Table1.B6" office:value-type="string">
            <text:p text:style-name="P3"><text:placeholder text:placeholder-type="text" text:description="Nome">&lt;studyplan.hours_per_corse&gt;</text:placeholder><text:s/><text:span text:style-name="T18">horas</text:span></text:p>
          </table:table-cell>
        </table:table-row>
      </table:table>
      <text:p text:style-name="P4"><text:bookmark-end text:name="__DdeLink__1790_3846985925"/></text:p>
      <text:p text:style-name="P13"><text:placeholder text:placeholder-type="text">&lt;for each="discipline in (studyplan.studyplan_discipline or '')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LISTA DE <text:span text:style-name="T14">DISCIPLINAS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072754173776">
          <table:table-cell table:style-name="Table3.A1" office:value-type="string">
            <text:p text:style-name="P7"><text:bookmark-start text:name="__DdeLink__11398_3853321282"/><text:span text:style-name="T20">Disciplina</text:span><text:bookmark-end text:name="__DdeLink__11398_3853321282"/>:</text:p>
          </table:table-cell>
          <table:table-cell table:style-name="Table3.B1" office:value-type="string">
            <text:p text:style-name="P3"><text:placeholder text:placeholder-type="text" text:description="Nome">&lt;discipline.discipline.name&gt;</text:placeholder></text:p>
          </table:table-cell>
        </table:table-row>
        <table:table-row table:style-name="TableLine94072754124064">
          <table:table-cell table:style-name="Table3.A1" office:value-type="string">
            <text:p text:style-name="P11"><text:span text:style-name="T7">Trimestre</text:span><text:span text:style-name="T2">:</text:span></text:p>
          </table:table-cell>
          <table:table-cell table:style-name="Table3.B1" office:value-type="string">
            <text:p text:style-name="P11"><text:placeholder text:placeholder-type="text" text:description="Trimestre">&lt;discipline.quarter.name&gt;</text:placeholder></text:p>
          </table:table-cell>
        </table:table-row>
        <table:table-row table:style-name="TableLine94072754124752">
          <table:table-cell table:style-name="Table3.A1" office:value-type="string">
            <text:p text:style-name="P11"><text:span text:style-name="T7">Estado</text:span><text:span text:style-name="T2">:</text:span></text:p>
          </table:table-cell>
          <table:table-cell table:style-name="Table3.B1" office:value-type="string">
            <text:p text:style-name="P11"><text:placeholder text:placeholder-type="text" text:description="Estado">&lt;discipline.state.name&gt;</text:placeholder><text:tab/></text:p>
          </table:table-cell>
        </table:table-row>
        <table:table-row table:style-name="TableLine94072754125392">
          <table:table-cell table:style-name="Table3.A1" office:value-type="string">
            <text:p text:style-name="P11"><text:span text:style-name="T7">Modalidade</text:span><text:span text:style-name="T2">:</text:span></text:p>
          </table:table-cell>
          <table:table-cell table:style-name="Table3.B1" office:value-type="string">
            <text:p text:style-name="P11"><text:placeholder text:placeholder-type="text" text:description="Modalidade">&lt;discipline.modality.name&gt;</text:placeholder></text:p>
          </table:table-cell>
        </table:table-row>
        <table:table-row table:style-name="TableLine94072754126032">
          <table:table-cell table:style-name="Table3.A1" office:value-type="string">
            <text:p text:style-name="P3"><text:span text:style-name="T6">Total de </text:span><text:span text:style-name="T9">h</text:span><text:span text:style-name="T6">oras</text:span><text:span text:style-name="T3">:</text:span></text:p>
          </table:table-cell>
          <table:table-cell table:style-name="Table3.B1" office:value-type="string">
            <text:p text:style-name="P11"><text:placeholder text:placeholder-type="text" text:description="Nome">&lt;discipline.hours&gt;</text:placeholder><text:s/><text:span text:style-name="T18">horas</text:span></text:p>
          </table:table-cell>
        </table:table-row>
        <table:table-row table:style-name="TableLine94072754126672">
          <table:table-cell table:style-name="Table3.A1" office:value-type="string">
            <text:p text:style-name="P3"><text:span text:style-name="T7">Total de </text:span><text:span text:style-name="T9">f</text:span><text:span text:style-name="T7">altas</text:span><text:span text:style-name="T8">:</text:span></text:p>
          </table:table-cell>
          <table:table-cell table:style-name="Table3.B1" office:value-type="string">
            <text:p text:style-name="P11"><text:placeholder text:placeholder-type="text" text:description="Coordenador Classe">&lt;discipline.flaut&gt;</text:placeholder><text:s/><text:span text:style-name="T18">faltas</text:span></text:p>
          </table:table-cell>
        </table:table-row>
        <table:table-row table:style-name="TableLine94072754127264">
          <table:table-cell table:style-name="Table3.A7" office:value-type="string">
            <text:p text:style-name="P19"><text:span text:style-name="T7">Média </text:span><text:span text:style-name="T9">de aprovação</text:span><text:span text:style-name="T2">:</text:span> </text:p>
          </table:table-cell>
          <table:table-cell table:style-name="Table3.B7" office:value-type="string">
            <text:p text:style-name="P19"><text:placeholder text:placeholder-type="text" text:description="Média">&lt;discipline.average&gt;</text:placeholder><text:s/><text:span text:style-name="T18">valores</text:span></text:p>
          </table:table-cell>
        </table:table-row>
      </table:table>
      <text:p text:style-name="P28"/>
      <text:p text:style-name="P20"><text:placeholder text:placeholder-type="text">&lt;if test="discipline.discipline_precedentes"&gt;</text:placeholder><text:bookmark-start text:name="__DdeLink__4624_2961362892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DISCIPLINAS PRECED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072753638544">
          <table:table-cell table:style-name="Table5.A1" office:value-type="string">
            <text:p text:style-name="P33">DISCIPLINA</text:p>
          </table:table-cell>
          <table:table-cell table:style-name="Table5.B1" office:value-type="string">
            <text:p text:style-name="P33">MÉDIA</text:p>
          </table:table-cell>
        </table:table-row>
      </table:table>
      <text:p text:style-name="P14"><text:placeholder text:placeholder-type="text">&lt;for each="precedents in (discipline.discipline_precedentes or '')"&gt;</text:placeholder></text:p>
      <table:table table:name="Table6" table:style-name="Table6">
        <table:table-column table:style-name="Table6.A"/>
        <table:table-column table:style-name="Table6.B"/>
        <table:table-row table:style-name="TableLine94072753642080">
          <table:table-cell table:style-name="Table6.A1" office:value-type="string">
            <text:p text:style-name="P21"><text:placeholder text:placeholder-type="text" text:description="Média">&lt;precedents.discipline.name&gt;</text:placeholder></text:p>
          </table:table-cell>
          <table:table-cell table:style-name="Table6.B1" office:value-type="string">
            <text:p text:style-name="P22"><text:bookmark-start text:name="__DdeLink__5841_2961362892"/><text:bookmark-start text:name="__DdeLink__5093_1237831906"/><text:bookmark-start text:name="__DdeLink__12605_2961362892"/><text:placeholder text:placeholder-type="text">&lt;if test="precedents.grade"&gt;</text:placeholder><text:bookmark-end text:name="__DdeLink__5841_2961362892"/><text:bookmark-end text:name="__DdeLink__5093_1237831906"/><text:bookmark-end text:name="__DdeLink__12605_2961362892"/></text:p>
            <text:p text:style-name="P22"><text:placeholder text:placeholder-type="text" text:description="Média">&lt;precedents.grade&gt;</text:placeholder><text:bookmark text:name="__DdeLink__12610_2961362892"/><text:bookmark text:name="__DdeLink__5846_2961362892"/><text:s/><text:span text:style-name="T19">valores</text:span></text:p>
            <text:p text:style-name="P22"><text:bookmark-start text:name="__DdeLink__5098_1237831906"/><text:placeholder text:placeholder-type="text">&lt;/if&gt;</text:placeholder><text:bookmark-end text:name="__DdeLink__5098_1237831906"/></text:p>
          </table:table-cell>
        </table:table-row>
      </table:table>
      <text:p text:style-name="P16"><text:placeholder text:placeholder-type="text">&lt;/for&gt;</text:placeholder><text:bookmark-end text:name="__DdeLink__4624_2961362892"/></text:p>
      <text:p text:style-name="P29"><text:bookmark-start text:name="__DdeLink__8002_1237831906"/><text:bookmark-start text:name="__DdeLink__4592_940621452"/><text:placeholder text:placeholder-type="text">&lt;/if&gt;</text:placeholder><text:bookmark-end text:name="__DdeLink__8002_1237831906"/></text:p>
      <text:p text:style-name="P29"/>
      <text:p text:style-name="P31"><text:placeholder text:placeholder-type="text">&lt;if test="discipline.studyplan_avaliations"&gt;</text:placeholder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"><text:span text:style-name="T15">DISCIPLINAS </text:span><text:span text:style-name="T16">AVALIAÇÕES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Line94072754100592">
          <table:table-cell table:style-name="Table8.A1" office:value-type="string">
            <text:p text:style-name="P35">AVALIAÇÃO</text:p>
          </table:table-cell>
          <table:table-cell table:style-name="Table8.B1" office:value-type="string">
            <text:p text:style-name="P34">ESTADO</text:p>
          </table:table-cell>
        </table:table-row>
      </table:table>
      <text:p text:style-name="P15"><text:placeholder text:placeholder-type="text">&lt;for each="avaliations in (discipline.studyplan_avaliations or '')"&gt;</text:placeholder></text:p>
      <table:table table:name="Table9" table:style-name="Table9">
        <table:table-column table:style-name="Table9.A"/>
        <table:table-column table:style-name="Table9.B"/>
        <text:soft-page-break/>
        <table:table-row table:style-name="TableLine94072754106176">
          <table:table-cell table:style-name="Table9.A1" office:value-type="string">
            <text:p text:style-name="P23"><text:placeholder text:placeholder-type="text" text:description="Avaliação">&lt;avaliations.quarter.name&gt;</text:placeholder><text:s/>- <text:bookmark-start text:name="__DdeLink__6314_4268746201"/><text:placeholder text:placeholder-type="text" text:description="Avaliação">&lt;avaliations.metric_avaliation.name&gt;</text:placeholder><text:bookmark-end text:name="__DdeLink__6314_4268746201"/></text:p>
          </table:table-cell>
          <table:table-cell table:style-name="Table9.B1" office:value-type="string">
            <text:p text:style-name="P24"><text:bookmark-start text:name="__DdeLink__7997_1237831906"/><text:placeholder text:placeholder-type="text">&lt;if test="avaliations.state"&gt;</text:placeholder><text:bookmark-end text:name="__DdeLink__7997_1237831906"/><text:span text:style-name="T17">Critério: </text:span><text:bookmark-start text:name="__DdeLink__2175_3363139225"/><text:placeholder text:placeholder-type="text" text:description="Estado">&lt;avaliations.state.name&gt;</text:placeholder><text:bookmark-end text:name="__DdeLink__2175_3363139225"/><text:placeholder text:placeholder-type="text">&lt;/if&gt;</text:placeholder><text:s/></text:p>
            <text:p text:style-name="P25"><text:bookmark-start text:name="__DdeLink__12605_29613628921"/><text:bookmark-start text:name="__DdeLink__4861_1237831906"/><text:bookmark-start text:name="__DdeLink__5841_29613628921"/><text:placeholder text:placeholder-type="text">&lt;if test="avaliations.perct_weighted"&gt;</text:placeholder><text:bookmark-end text:name="__DdeLink__12605_29613628921"/><text:bookmark-end text:name="__DdeLink__4861_1237831906"/><text:bookmark-end text:name="__DdeLink__5841_29613628921"/></text:p>
            <text:p text:style-name="P26"><text:span text:style-name="T17">Percentagem: </text:span><text:placeholder text:placeholder-type="text" text:description="Média">&lt;avaliations.percent&gt;</text:placeholder><text:bookmark text:name="__DdeLink__12610_29613628921"/><text:bookmark text:name="__DdeLink__5846_29613628921"/>%</text:p>
            <text:p text:style-name="P27"><text:bookmark-start text:name="__DdeLink__4866_1237831906"/><text:placeholder text:placeholder-type="text">&lt;/if&gt;</text:placeholder><text:bookmark-end text:name="__DdeLink__4866_1237831906"/></text:p>
          </table:table-cell>
        </table:table-row>
      </table:table>
      <text:p text:style-name="P16"><text:placeholder text:placeholder-type="text">&lt;/for&gt;</text:placeholder></text:p>
      <text:p text:style-name="P30"><text:placeholder text:placeholder-type="text">&lt;/if&gt;</text:placeholder><text:bookmark-end text:name="__DdeLink__4592_940621452"/></text:p>
      <text:p text:style-name="P16"/>
      <text:p text:style-name="P17"><text:bookmark-start text:name="__DdeLink__4479_2961362892"/><text:bookmark-end text:name="__DdeLink__25790_4045591709"/><text:bookmark text:name="__DdeLink__25070_4045591709"/><text:placeholder text:placeholder-type="text">&lt;/for&gt;</text:placeholder><text:bookmark-end text:name="__DdeLink__4479_2961362892"/></text:p>
      <text:p text:style-name="P38"/>
      <text:p text:style-name="P39"><text:span text:style-name="T21">O</text:span><text:span text:style-name="T22">(a)</text:span><text:span text:style-name="T21"> </text:span><text:span text:style-name="T23">Subdiretor</text:span><text:span text:style-name="T22">(a)</text:span><text:span text:style-name="T21"> Pedagógico</text:span><text:span text:style-name="T22">(a)</text:span></text:p>
      <text:p text:style-name="P40"><text:tab/></text:p>
      <text:p text:style-name="P41"/>
      <text:p text:style-name="P12"><text:span text:style-name="T11">Documento </text:span><text:bookmark-start text:name="__DdeLink__1831_38469859251"/><text:span text:style-name="T11">g</text:span><text:bookmark-end text:name="__DdeLink__1831_38469859251"/><text:span text:style-name="T4">erado </text:span><text:span text:style-name="T12">a</text:span><text:span text:style-name="T2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8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officeooo:paragraph-rsid="00da381a"/>
    </style:style>
    <style:style style:name="MP2" style:family="paragraph" style:parent-style-name="Table_20_Contents">
      <style:text-properties fo:language="pt" fo:country="BR" officeooo:paragraph-rsid="00da381a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da381a" style:font-size-asian="1.75pt" style:font-size-complex="2pt"/>
    </style:style>
    <style:style style:name="MP4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da381a" officeooo:paragraph-rsid="00da381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1"><draw:image xlink:href="Pictures/1000000000000D55000005FA6276F6EE2380D0AD.jpg" xlink:type="simple" xlink:show="embed" xlink:actuate="onLoad" loext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<text:span text:style-name="MT1">P</text:span>LANO DE ESTUDO</text:p>
            </table:table-cell>
          </table:table-row>
        </table:table>
        <text:p text:style-name="MP1"/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96</meta:editing-cycles>
    <meta:editing-duration>PT11H42M17S</meta:editing-duration>
    <dc:date>2024-08-08T21:28:08.815828404</dc:date>
    <meta:generator>LibreOffice/6.4.7.2$Linux_X86_64 LibreOffice_project/40$Build-2</meta:generator>
    <meta:document-statistic meta:table-count="11" meta:image-count="1" meta:object-count="0" meta:page-count="2" meta:paragraph-count="59" meta:word-count="117" meta:character-count="1394" meta:non-whitespace-character-count="1329"/>
  </office:meta>
</office:document-meta>
</file>